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4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93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" fo:font-size="40pt" style:font-size-asian="40pt" style:font-size-complex="40pt"/>
    </style:style>
    <style:style style:name="P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9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Segoe UI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Segoe UI Semibold" fo:font-size="26pt" fo:font-weight="normal" style:font-size-asian="26pt" style:font-weight-asian="normal" style:font-size-complex="26pt" style:font-weight-complex="normal"/>
    </style:style>
    <style:style style:name="T5" style:family="text">
      <style:text-properties style:font-name="Segoe UI" fo:font-size="44pt" fo:font-weight="bold" style:font-size-asian="44pt" style:font-weight-asian="bold" style:font-size-complex="44pt" style:font-weight-complex="bold"/>
    </style:style>
    <style:style style:name="T6" style:family="text">
      <style:text-properties style:font-name="Segoe UI Semibold" fo:font-size="38pt" fo:font-weight="bold" style:font-size-asian="38pt" style:font-weight-asian="bold" style:font-size-complex="38pt" style:font-weight-complex="bold"/>
    </style:style>
    <style:style style:name="T7" style:family="text">
      <style:text-properties style:font-name="Segoe UI" fo:font-size="38pt" fo:font-weight="bold" style:font-size-asian="38pt" style:font-weight-asian="bold" style:font-size-complex="38pt" style:font-weight-complex="bold"/>
    </style:style>
    <style:style style:name="T8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25cm" svg:x="1.778cm" svg:y="0.762cm">
          <draw:text-box>
            <text:p text:style-name="P1"><text:span text:style-name="T1">HYMN #383</text:span></text:p>
            <text:p text:style-name="P1"><text:span text:style-name="T2">“</text:span><text:span text:style-name="T2">A Great and Mighty Wonde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638cm" svg:height="7.755cm" svg:x="1.778cm" svg:y="0.762cm">
          <draw:text-box>
            <text:p text:style-name="P1"><text:span text:style-name="T3">1. A great and mighty wonder,</text:span></text:p>
            <text:p text:style-name="P1"><text:span text:style-name="T3">A full and holy cure:</text:span></text:p>
            <text:p text:style-name="P1"><text:span text:style-name="T3">The virgin bears the infant</text:span></text:p>
            <text:p text:style-name="P1"><text:span text:style-name="T3">With virgin honor pu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5" draw:layer="layout" svg:width="24.638cm" svg:height="7.099cm" svg:x="1.778cm" svg:y="0.762cm">
          <draw:text-box>
            <text:p text:style-name="P1"><text:span text:style-name="T4">Refrain:</text:span></text:p>
            <text:p text:style-name="P1"><text:span text:style-name="T3">Proclaim the Savior’s birth:</text:span></text:p>
            <text:p text:style-name="P1"><text:span text:style-name="T3">“</text:span><text:span text:style-name="T3">To God on high be glory</text:span></text:p>
            <text:p text:style-name="P1"><text:span text:style-name="T3">And peace to all the earth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7" draw:layer="layout" svg:width="24.638cm" svg:height="7.755cm" svg:x="1.778cm" svg:y="0.762cm">
          <draw:text-box>
            <text:p text:style-name="P1"><text:span text:style-name="T3">2. The Word becomes incarnate</text:span></text:p>
            <text:p text:style-name="P1"><text:span text:style-name="T3">And yet remains on high,</text:span></text:p>
            <text:p text:style-name="P1"><text:span text:style-name="T3">And cherubim sing anthems</text:span></text:p>
            <text:p text:style-name="P1"><text:span text:style-name="T3">To shepherds from the sk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5" draw:text-style-name="P2" draw:layer="layout" svg:width="24.638cm" svg:height="7.669cm" svg:x="1.778cm" svg:y="0.762cm">
          <draw:text-box>
            <text:p text:style-name="P1"><text:span text:style-name="T4">Refrain:</text:span></text:p>
            <text:p text:style-name="P1"><text:span text:style-name="T5">Proclaim the Savior’s birth:</text:span></text:p>
            <text:p text:style-name="P1"><text:span text:style-name="T5">“</text:span><text:span text:style-name="T5">To God on high be glory</text:span></text:p>
            <text:p text:style-name="P1"><text:span text:style-name="T5">And peace to all the earth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6" draw:text-style-name="P8" draw:layer="layout" svg:width="24.892cm" svg:height="8.382cm" svg:x="1.524cm" svg:y="0.762cm">
          <draw:text-box>
            <text:p text:style-name="P1"><text:span text:style-name="T6">3.</text:span><text:span text:style-name="T7"> While thus they sing your Monarch,</text:span></text:p>
            <text:p text:style-name="P1"><text:span text:style-name="T3">Those bright angelic bands,</text:span></text:p>
            <text:p text:style-name="P1"><text:span text:style-name="T3">Rejoice, O vales and mountains,</text:span></text:p>
            <text:p text:style-name="P1"><text:span text:style-name="T3">And oceans, clap your han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4" draw:text-style-name="P2" draw:layer="layout" svg:width="24.638cm" svg:height="7.099cm" svg:x="1.778cm" svg:y="0.762cm">
          <draw:text-box>
            <text:p text:style-name="P1"><text:span text:style-name="T4">Refrain:</text:span></text:p>
            <text:p text:style-name="P1"><text:span text:style-name="T3">Proclaim the Savior’s birth:</text:span></text:p>
            <text:p text:style-name="P1"><text:span text:style-name="T3">“</text:span><text:span text:style-name="T3">To God on high be glory</text:span></text:p>
            <text:p text:style-name="P1"><text:span text:style-name="T3">And peace to all the earth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8" draw:layer="layout" svg:width="24.638cm" svg:height="7.755cm" svg:x="1.778cm" svg:y="0.762cm">
          <draw:text-box>
            <text:p text:style-name="P1"><text:span text:style-name="T3">4. Since all He comes to ransom,</text:span></text:p>
            <text:p text:style-name="P1"><text:span text:style-name="T3">By all be He adored,</text:span></text:p>
            <text:p text:style-name="P1"><text:span text:style-name="T3">The infant born in Bethl’em,</text:span></text:p>
            <text:p text:style-name="P1"><text:span text:style-name="T3">The Savior and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4" draw:text-style-name="P5" draw:layer="layout" svg:width="24.638cm" svg:height="7.099cm" svg:x="1.778cm" svg:y="0.762cm">
          <draw:text-box>
            <text:p text:style-name="P1"><text:span text:style-name="T4">Refrain:</text:span></text:p>
            <text:p text:style-name="P1"><text:span text:style-name="T3">Proclaim the Savior’s birth:</text:span></text:p>
            <text:p text:style-name="P1"><text:span text:style-name="T3">“</text:span><text:span text:style-name="T3">To God on high be glory</text:span></text:p>
            <text:p text:style-name="P1"><text:span text:style-name="T3">And peace to all the earth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3" draw:text-style-name="P8" draw:layer="layout" svg:width="24.638cm" svg:height="7.755cm" svg:x="1.778cm" svg:y="0.762cm">
          <draw:text-box>
            <text:p text:style-name="P1"><text:span text:style-name="T3">5. All idols then shall perish</text:span></text:p>
            <text:p text:style-name="P1"><text:span text:style-name="T3">And Satan’s lying cease,</text:span></text:p>
            <text:p text:style-name="P1"><text:span text:style-name="T3">And Christ shall raise His scepter,</text:span></text:p>
            <text:p text:style-name="P1"><text:span text:style-name="T3">Decreeing endless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7" draw:text-style-name="P2" draw:layer="layout" svg:width="24.638cm" svg:height="12.181cm" svg:x="1.778cm" svg:y="0.762cm">
          <draw:text-box>
            <text:p text:style-name="P1"><text:span text:style-name="T4">Refrain:</text:span></text:p>
            <text:p text:style-name="P1"><text:span text:style-name="T3">Proclaim the Savior’s birth:</text:span></text:p>
            <text:p text:style-name="P1"><text:span text:style-name="T3">“</text:span><text:span text:style-name="T3">To God on high be glory</text:span></text:p>
            <text:p text:style-name="P1"><text:span text:style-name="T3">And peace to all the earth!”</text:span></text:p>
            <text:p text:style-name="P9"><text:span text:style-name="T3"/></text:p>
            <text:p text:style-name="P9"><text:span text:style-name="T3"/></text:p>
            <text:p text:style-name="P9"><text:span text:style-name="T8"><text:s text:c="9"/></text:span><text:span text:style-name="T9"><text:s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0T22:26:31.156000000</meta:creation-date>
    <dc:date>2019-01-14T20:24:41.931000000</dc:date>
    <meta:editing-duration>PT2H32M52S</meta:editing-duration>
    <meta:editing-cycles>8</meta:editing-cycles>
    <meta:generator>LibreOffice/6.1.3.2$Windows_X86_64 LibreOffice_project/86daf60bf00efa86ad547e59e09d6bb77c699acb</meta:generator>
    <meta:document-statistic meta:object-count="186"/>
  </office:meta>
</office:document-meta>
</file>